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3"/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6pt" fo:font-weight="bold" style:font-size-asian="16pt" style:font-size-complex="16pt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>
            <text:p>fSys</text:p>
          </table:table-cell>
          <table:table-cell table:style-name="ce3" office:value-type="float" office:value="12000000">
            <text:p>12.000.0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 table:style-name="Default" office:value-type="string">
            <text:p>Baudrate</text:p>
          </table:table-cell>
          <table:table-cell table:number-columns-repeated="2"/>
          <table:table-cell table:style-name="Default" office:value-type="string">
            <text:p>reload(hex)</text:p>
          </table:table-cell>
          <table:table-cell office:value-type="string">
            <text:p>real baudrate</text:p>
          </table:table-cell>
          <table:table-cell table:style-name="Default" office:value-type="string">
            <text:p>error %</text:p>
          </table:table-cell>
          <table:table-cell office:value-type="string">
            <text:p>SMOD</text:p>
          </table:table-cell>
          <table:table-cell office:value-type="string">
            <text:p>T1_clk_div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4">
          <table:table-cell office:value-type="float" office:value="115200">
            <text:p>115.200</text:p>
          </table:table-cell>
          <table:table-cell table:formula="of:=256-([.B1]/32/2^-[.G5]/[.H5]/[.A5])" office:value-type="float" office:value="249.489583333333">
            <text:p>249,4895833333</text:p>
          </table:table-cell>
          <table:table-cell table:formula="of:=INT([.B5] +0.5 )" office:value-type="float" office:value="249">
            <text:p>249</text:p>
          </table:table-cell>
          <table:table-cell table:formula="of:=DEC2HEX([.C5])" office:value-type="string" office:string-value="F9">
            <text:p>F9</text:p>
          </table:table-cell>
          <table:table-cell table:formula="of:=[.B1]/32/2^-[.G5]/[.H5]/(256-[.C5])" office:value-type="float" office:value="107142.857142857">
            <text:p>107142,857142857</text:p>
          </table:table-cell>
          <table:table-cell table:formula="of:=1-[.A5]/[.E5]" office:value-type="percentage" office:value="-0.0751999999999999">
            <text:p>-7,52%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float" office:value="76800">
            <text:p>76.800</text:p>
          </table:table-cell>
          <table:table-cell table:formula="of:=256-([.B1]/32/2^-[.G6]/[.H6]/[.A6])" office:value-type="float" office:value="246.234375">
            <text:p>246,234375</text:p>
          </table:table-cell>
          <table:table-cell table:formula="of:=INT([.B6] +0.5 )" office:value-type="float" office:value="246">
            <text:p>246</text:p>
          </table:table-cell>
          <table:table-cell table:formula="of:=DEC2HEX([.C6])" office:value-type="string" office:string-value="F6">
            <text:p>F6</text:p>
          </table:table-cell>
          <table:table-cell table:formula="of:=[.B1]/32/2^-[.G6]/[.H6]/(256-[.C6])" office:value-type="float" office:value="75000">
            <text:p>75000</text:p>
          </table:table-cell>
          <table:table-cell table:formula="of:=1-[.A6]/[.E6]" office:value-type="percentage" office:value="-0.024">
            <text:p>-2,40%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float" office:value="57600">
            <text:p>57.600</text:p>
          </table:table-cell>
          <table:table-cell table:formula="of:=256-([.B1]/32/2^-[.G7]/[.H7]/[.A7])" office:value-type="float" office:value="242.979166666667">
            <text:p>242,9791666667</text:p>
          </table:table-cell>
          <table:table-cell table:formula="of:=INT([.B7] +0.5 )" office:value-type="float" office:value="243">
            <text:p>243</text:p>
          </table:table-cell>
          <table:table-cell table:formula="of:=DEC2HEX([.C7])" office:value-type="string" office:string-value="F3">
            <text:p>F3</text:p>
          </table:table-cell>
          <table:table-cell table:formula="of:=[.B1]/32/2^-[.G7]/[.H7]/(256-[.C7])" office:value-type="float" office:value="57692.3076923077">
            <text:p>57692,3076923077</text:p>
          </table:table-cell>
          <table:table-cell table:formula="of:=1-[.A7]/[.E7]" office:value-type="percentage" office:value="0.00160000000000005">
            <text:p>0,16%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float" office:value="38400">
            <text:p>38.400</text:p>
          </table:table-cell>
          <table:table-cell table:formula="of:=256-([.B1]/32/2^-[.G8]/[.H8]/[.A8])" office:value-type="float" office:value="236.46875">
            <text:p>236,46875</text:p>
          </table:table-cell>
          <table:table-cell table:formula="of:=INT([.B8] +0.5 )" office:value-type="float" office:value="236">
            <text:p>236</text:p>
          </table:table-cell>
          <table:table-cell table:formula="of:=DEC2HEX([.C8])" office:value-type="string" office:string-value="EC">
            <text:p>EC</text:p>
          </table:table-cell>
          <table:table-cell table:formula="of:=[.B1]/32/2^-[.G8]/[.H8]/(256-[.C8])" office:value-type="float" office:value="37500">
            <text:p>37500</text:p>
          </table:table-cell>
          <table:table-cell table:formula="of:=1-[.A8]/[.E8]" office:value-type="percentage" office:value="-0.024">
            <text:p>-2,40%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float" office:value="19200">
            <text:p>19.200</text:p>
          </table:table-cell>
          <table:table-cell table:formula="of:=256-([.B1]/32/2^-[.G9]/[.H9]/[.A9])" office:value-type="float" office:value="216.9375">
            <text:p>216,9375</text:p>
          </table:table-cell>
          <table:table-cell table:formula="of:=INT([.B9] +0.5 )" office:value-type="float" office:value="217">
            <text:p>217</text:p>
          </table:table-cell>
          <table:table-cell table:formula="of:=DEC2HEX([.C9])" office:value-type="string" office:string-value="D9">
            <text:p>D9</text:p>
          </table:table-cell>
          <table:table-cell table:formula="of:=[.B1]/32/2^-[.G9]/[.H9]/(256-[.C9])" office:value-type="float" office:value="19230.7692307692">
            <text:p>19230,7692307692</text:p>
          </table:table-cell>
          <table:table-cell table:formula="of:=1-[.A9]/[.E9]" office:value-type="percentage" office:value="0.00159999999999993">
            <text:p>0,16%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float" office:value="9600">
            <text:p>9.600</text:p>
          </table:table-cell>
          <table:table-cell table:formula="of:=256-([.B1]/32/2^-[.G10]/[.H10]/[.A10])" office:value-type="float" office:value="177.875">
            <text:p>177,875</text:p>
          </table:table-cell>
          <table:table-cell table:formula="of:=INT([.B10] +0.5 )" office:value-type="float" office:value="178">
            <text:p>178</text:p>
          </table:table-cell>
          <table:table-cell table:formula="of:=DEC2HEX([.C10])" office:value-type="string" office:string-value="B2">
            <text:p>B2</text:p>
          </table:table-cell>
          <table:table-cell table:formula="of:=[.B1]/32/2^-[.G10]/[.H10]/(256-[.C10])" office:value-type="float" office:value="9615.38461538462">
            <text:p>9615,3846153846</text:p>
          </table:table-cell>
          <table:table-cell table:formula="of:=1-[.A10]/[.E10]" office:value-type="percentage" office:value="0.00159999999999993">
            <text:p>0,16%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float" office:value="4800">
            <text:p>4.800</text:p>
          </table:table-cell>
          <table:table-cell table:formula="of:=256-([.B1]/32/2^-[.G11]/[.H11]/[.A11])" office:value-type="float" office:value="177.875">
            <text:p>177,875</text:p>
          </table:table-cell>
          <table:table-cell table:formula="of:=INT([.B11] +0.5 )" office:value-type="float" office:value="178">
            <text:p>178</text:p>
          </table:table-cell>
          <table:table-cell table:formula="of:=DEC2HEX([.C11])" office:value-type="string" office:string-value="B2">
            <text:p>B2</text:p>
          </table:table-cell>
          <table:table-cell table:formula="of:=[.B1]/32/2^-[.G11]/[.H11]/(256-[.C11])" office:value-type="float" office:value="4807.69230769231">
            <text:p>4807,6923076923</text:p>
          </table:table-cell>
          <table:table-cell table:formula="of:=1-[.A11]/[.E11]" office:value-type="percentage" office:value="0.00159999999999993">
            <text:p>0,16%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2400">
            <text:p>2.400</text:p>
          </table:table-cell>
          <table:table-cell table:formula="of:=256-([.B1]/32/2^-[.G12]/[.H12]/[.A12])" office:value-type="float" office:value="229.958333333333">
            <text:p>229,9583333333</text:p>
          </table:table-cell>
          <table:table-cell table:formula="of:=INT([.B12] +0.5 )" office:value-type="float" office:value="230">
            <text:p>230</text:p>
          </table:table-cell>
          <table:table-cell table:formula="of:=DEC2HEX([.C12])" office:value-type="string" office:string-value="E6">
            <text:p>E6</text:p>
          </table:table-cell>
          <table:table-cell table:formula="of:=[.B1]/32/2^-[.G12]/[.H12]/(256-[.C12])" office:value-type="float" office:value="2403.84615384615">
            <text:p>2403,8461538462</text:p>
          </table:table-cell>
          <table:table-cell table:formula="of:=1-[.A12]/[.E12]" office:value-type="percentage" office:value="0.00159999999999993">
            <text:p>0,16%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4">
          <table:table-cell office:value-type="float" office:value="1200">
            <text:p>1.200</text:p>
          </table:table-cell>
          <table:table-cell table:formula="of:=256-([.B1]/32/2^-[.G13]/[.H13]/[.A13])" office:value-type="float" office:value="203.916666666667">
            <text:p>203,9166666667</text:p>
          </table:table-cell>
          <table:table-cell table:formula="of:=INT([.B13] +0.5 )" office:value-type="float" office:value="204">
            <text:p>204</text:p>
          </table:table-cell>
          <table:table-cell table:formula="of:=DEC2HEX([.C13])" office:value-type="string" office:string-value="CC">
            <text:p>CC</text:p>
          </table:table-cell>
          <table:table-cell table:formula="of:=[.B1]/32/2^-[.G13]/[.H13]/(256-[.C13])" office:value-type="float" office:value="1201.92307692308">
            <text:p>1201,9230769231</text:p>
          </table:table-cell>
          <table:table-cell table:formula="of:=1-[.A13]/[.E13]" office:value-type="percentage" office:value="0.00159999999999993">
            <text:p>0,16%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4">
          <table:table-cell office:value-type="float" office:value="600">
            <text:p>600</text:p>
          </table:table-cell>
          <table:table-cell table:formula="of:=256-([.B1]/32/2^-[.G14]/[.H14]/[.A14])" office:value-type="float" office:value="151.833333333333">
            <text:p>151,8333333333</text:p>
          </table:table-cell>
          <table:table-cell table:formula="of:=INT([.B14] +0.5 )" office:value-type="float" office:value="152">
            <text:p>152</text:p>
          </table:table-cell>
          <table:table-cell table:formula="of:=DEC2HEX([.C14])" office:value-type="string" office:string-value="98">
            <text:p>98</text:p>
          </table:table-cell>
          <table:table-cell table:formula="of:=[.B1]/32/2^-[.G14]/[.H14]/(256-[.C14])" office:value-type="float" office:value="600.961538461538">
            <text:p>600,9615384615</text:p>
          </table:table-cell>
          <table:table-cell table:formula="of:=1-[.A14]/[.E14]" office:value-type="percentage" office:value="0.00159999999999993">
            <text:p>0,16%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4">
          <table:table-cell office:value-type="float" office:value="300">
            <text:p>300</text:p>
          </table:table-cell>
          <table:table-cell table:formula="of:=256-([.B1]/32/2^-[.G15]/[.H15]/[.A15])" office:value-type="float" office:value="151.833333333333">
            <text:p>151,8333333333</text:p>
          </table:table-cell>
          <table:table-cell table:formula="of:=INT([.B15] +0.5 )" office:value-type="float" office:value="152">
            <text:p>152</text:p>
          </table:table-cell>
          <table:table-cell table:formula="of:=DEC2HEX([.C15])" office:value-type="string" office:string-value="98">
            <text:p>98</text:p>
          </table:table-cell>
          <table:table-cell table:formula="of:=[.B1]/32/2^-[.G15]/[.H15]/(256-[.C15])" office:value-type="float" office:value="300.480769230769">
            <text:p>300,4807692308</text:p>
          </table:table-cell>
          <table:table-cell table:formula="of:=1-[.A15]/[.E15]" office:value-type="percentage" office:value="0.00159999999999993">
            <text:p>0,16%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30">30.07.2021</text:date>, <text:time>11:05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</meta:initial-creator>
    <meta:creation-date>2021-07-29T10:12:41.86</meta:creation-date>
    <dc:date>2021-07-30T11:04:56.07</dc:date>
    <dc:creator>Thomas </dc:creator>
    <meta:editing-duration>PT17H10M27S</meta:editing-duration>
    <meta:editing-cycles>4</meta:editing-cycles>
    <meta:generator>OpenOffice/4.1.5$Win32 OpenOffice.org_project/415m1$Build-9789</meta:generator>
    <meta:document-statistic meta:table-count="3" meta:cell-count="96" meta:object-count="0"/>
  </office:meta>
</office:document-meta>
</file>